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453.51pt" svg:height="255.09pt" svg:x="363.34pt" svg:y="2.83pt">
            <draw:object draw:notify-on-update-of-ranges="'relay1.comm.sub.network'.E2:'relay1.comm.sub.network'.E54 'relay1.comm.sub.network'.F2:'relay1.comm.sub.network'.F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23774.59001" calcext:value-type="float">
            <text:p>1456023774.59001</text:p>
          </table:table-cell>
          <table:table-cell office:value-type="float" office:value="1456023774.59045" calcext:value-type="float">
            <text:p>1456023774.59045</text:p>
          </table:table-cell>
          <table:table-cell office:value-type="float" office:value="4536" calcext:value-type="float">
            <text:p>4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23775.32946" calcext:value-type="float">
            <text:p>1456023775.32946</text:p>
          </table:table-cell>
          <table:table-cell office:value-type="float" office:value="1456023775.32973" calcext:value-type="float">
            <text:p>1456023775.32973</text:p>
          </table:table-cell>
          <table:table-cell office:value-type="float" office:value="6424" calcext:value-type="float">
            <text:p>6424</text:p>
          </table:table-cell>
          <table:table-cell table:formula="of:=[.B3]-[.B$2]" office:value-type="float" office:value="0.739454984664917" calcext:value-type="float">
            <text:p>0.7394549847</text:p>
          </table:table-cell>
          <table:table-cell table:formula="of:=[.D3]/([.E3]-[.E2])" office:value-type="float" office:value="8687.47947234547" calcext:value-type="float">
            <text:p>8687.4794723455</text:p>
          </table:table-cell>
          <table:table-cell table:formula="of:=[.E3]-[.E2]" office:value-type="float" office:value="0.739454984664917" calcext:value-type="float">
            <text:p>0.7394549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23776.06162" calcext:value-type="float">
            <text:p>1456023776.06162</text:p>
          </table:table-cell>
          <table:table-cell office:value-type="float" office:value="1456023776.0619" calcext:value-type="float">
            <text:p>1456023776.0619</text:p>
          </table:table-cell>
          <table:table-cell office:value-type="float" office:value="5520" calcext:value-type="float">
            <text:p>5520</text:p>
          </table:table-cell>
          <table:table-cell table:formula="of:=[.B4]-[.B$2]" office:value-type="float" office:value="1.47161507606506" calcext:value-type="float">
            <text:p>1.4716150761</text:p>
          </table:table-cell>
          <table:table-cell table:formula="of:=[.D4]/([.E4]-[.E3])" office:value-type="float" office:value="7539.334723153" calcext:value-type="float">
            <text:p>7539.334723153</text:p>
          </table:table-cell>
          <table:table-cell table:formula="of:=[.E4]-[.E3]" office:value-type="float" office:value="0.732160091400147" calcext:value-type="float">
            <text:p>0.7321600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23776.79272" calcext:value-type="float">
            <text:p>1456023776.79272</text:p>
          </table:table-cell>
          <table:table-cell office:value-type="float" office:value="1456023776.793" calcext:value-type="float">
            <text:p>1456023776.793</text:p>
          </table:table-cell>
          <table:table-cell office:value-type="float" office:value="4760" calcext:value-type="float">
            <text:p>4760</text:p>
          </table:table-cell>
          <table:table-cell table:formula="of:=[.B5]-[.B$2]" office:value-type="float" office:value="2.20271730422974" calcext:value-type="float">
            <text:p>2.2027173042</text:p>
          </table:table-cell>
          <table:table-cell table:formula="of:=[.D5]/([.E5]-[.E4])" office:value-type="float" office:value="6510.7174026118" calcext:value-type="float">
            <text:p>6510.7174026118</text:p>
          </table:table-cell>
          <table:table-cell table:formula="of:=[.E5]-[.E4]" office:value-type="float" office:value="0.731102228164673" calcext:value-type="float">
            <text:p>0.73110222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23777.52353" calcext:value-type="float">
            <text:p>1456023777.52353</text:p>
          </table:table-cell>
          <table:table-cell office:value-type="float" office:value="1456023777.52406" calcext:value-type="float">
            <text:p>1456023777.52406</text:p>
          </table:table-cell>
          <table:table-cell office:value-type="float" office:value="4336" calcext:value-type="float">
            <text:p>4336</text:p>
          </table:table-cell>
          <table:table-cell table:formula="of:=[.B6]-[.B$2]" office:value-type="float" office:value="2.93352460861206" calcext:value-type="float">
            <text:p>2.9335246086</text:p>
          </table:table-cell>
          <table:table-cell table:formula="of:=[.D6]/([.E6]-[.E5])" office:value-type="float" office:value="5933.16456198364" calcext:value-type="float">
            <text:p>5933.1645619837</text:p>
          </table:table-cell>
          <table:table-cell table:formula="of:=[.E6]-[.E5]" office:value-type="float" office:value="0.730807304382324" calcext:value-type="float">
            <text:p>0.7308073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23778.25556" calcext:value-type="float">
            <text:p>1456023778.25556</text:p>
          </table:table-cell>
          <table:table-cell office:value-type="float" office:value="1456023778.25596" calcext:value-type="float">
            <text:p>1456023778.25596</text:p>
          </table:table-cell>
          <table:table-cell office:value-type="float" office:value="4368" calcext:value-type="float">
            <text:p>4368</text:p>
          </table:table-cell>
          <table:table-cell table:formula="of:=[.B7]-[.B$2]" office:value-type="float" office:value="3.66555213928223" calcext:value-type="float">
            <text:p>3.6655521393</text:p>
          </table:table-cell>
          <table:table-cell table:formula="of:=[.D7]/([.E7]-[.E6])" office:value-type="float" office:value="5966.98869508518" calcext:value-type="float">
            <text:p>5966.9886950852</text:p>
          </table:table-cell>
          <table:table-cell table:formula="of:=[.E7]-[.E6]" office:value-type="float" office:value="0.732027530670166" calcext:value-type="float">
            <text:p>0.7320275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23778.98711" calcext:value-type="float">
            <text:p>1456023778.98711</text:p>
          </table:table-cell>
          <table:table-cell office:value-type="float" office:value="1456023778.98737" calcext:value-type="float">
            <text:p>1456023778.98737</text:p>
          </table:table-cell>
          <table:table-cell office:value-type="float" office:value="4832" calcext:value-type="float">
            <text:p>4832</text:p>
          </table:table-cell>
          <table:table-cell table:formula="of:=[.B8]-[.B$2]" office:value-type="float" office:value="4.39710164070129" calcext:value-type="float">
            <text:p>4.3971016407</text:p>
          </table:table-cell>
          <table:table-cell table:formula="of:=[.D8]/([.E8]-[.E7])" office:value-type="float" office:value="6605.15794300568" calcext:value-type="float">
            <text:p>6605.1579430057</text:p>
          </table:table-cell>
          <table:table-cell table:formula="of:=[.E8]-[.E7]" office:value-type="float" office:value="0.731549501419067" calcext:value-type="float">
            <text:p>0.7315495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23779.71882" calcext:value-type="float">
            <text:p>1456023779.71882</text:p>
          </table:table-cell>
          <table:table-cell office:value-type="float" office:value="1456023779.71909" calcext:value-type="float">
            <text:p>1456023779.71909</text:p>
          </table:table-cell>
          <table:table-cell office:value-type="float" office:value="5624" calcext:value-type="float">
            <text:p>5624</text:p>
          </table:table-cell>
          <table:table-cell table:formula="of:=[.B9]-[.B$2]" office:value-type="float" office:value="5.12881350517273" calcext:value-type="float">
            <text:p>5.1288135052</text:p>
          </table:table-cell>
          <table:table-cell table:formula="of:=[.D9]/([.E9]-[.E8])" office:value-type="float" office:value="7686.08556602071" calcext:value-type="float">
            <text:p>7686.0855660207</text:p>
          </table:table-cell>
          <table:table-cell table:formula="of:=[.E9]-[.E8]" office:value-type="float" office:value="0.731711864471436" calcext:value-type="float">
            <text:p>0.73171186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23780.45247" calcext:value-type="float">
            <text:p>1456023780.45247</text:p>
          </table:table-cell>
          <table:table-cell office:value-type="float" office:value="1456023780.45274" calcext:value-type="float">
            <text:p>1456023780.45274</text:p>
          </table:table-cell>
          <table:table-cell office:value-type="float" office:value="6536" calcext:value-type="float">
            <text:p>6536</text:p>
          </table:table-cell>
          <table:table-cell table:formula="of:=[.B10]-[.B$2]" office:value-type="float" office:value="5.86246681213379" calcext:value-type="float">
            <text:p>5.8624668121</text:p>
          </table:table-cell>
          <table:table-cell table:formula="of:=[.D10]/([.E10]-[.E9])" office:value-type="float" office:value="8908.8400992472" calcext:value-type="float">
            <text:p>8908.8400992472</text:p>
          </table:table-cell>
          <table:table-cell table:formula="of:=[.E10]-[.E9]" office:value-type="float" office:value="0.73365330696106" calcext:value-type="float">
            <text:p>0.733653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23781.18427" calcext:value-type="float">
            <text:p>1456023781.18427</text:p>
          </table:table-cell>
          <table:table-cell office:value-type="float" office:value="1456023781.18456" calcext:value-type="float">
            <text:p>1456023781.18456</text:p>
          </table:table-cell>
          <table:table-cell office:value-type="float" office:value="7328" calcext:value-type="float">
            <text:p>7328</text:p>
          </table:table-cell>
          <table:table-cell table:formula="of:=[.B11]-[.B$2]" office:value-type="float" office:value="6.59426617622376" calcext:value-type="float">
            <text:p>6.5942661762</text:p>
          </table:table-cell>
          <table:table-cell table:formula="of:=[.D11]/([.E11]-[.E10])" office:value-type="float" office:value="10013.6736373265" calcext:value-type="float">
            <text:p>10013.6736373265</text:p>
          </table:table-cell>
          <table:table-cell table:formula="of:=[.E11]-[.E10]" office:value-type="float" office:value="0.731799364089966" calcext:value-type="float">
            <text:p>0.7317993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23781.91526" calcext:value-type="float">
            <text:p>1456023781.91526</text:p>
          </table:table-cell>
          <table:table-cell office:value-type="float" office:value="1456023781.91553" calcext:value-type="float">
            <text:p>1456023781.91553</text:p>
          </table:table-cell>
          <table:table-cell office:value-type="float" office:value="7808" calcext:value-type="float">
            <text:p>7808</text:p>
          </table:table-cell>
          <table:table-cell table:formula="of:=[.B12]-[.B$2]" office:value-type="float" office:value="7.3252546787262" calcext:value-type="float">
            <text:p>7.3252546787</text:p>
          </table:table-cell>
          <table:table-cell table:formula="of:=[.D12]/([.E12]-[.E11])" office:value-type="float" office:value="10681.426552224" calcext:value-type="float">
            <text:p>10681.426552224</text:p>
          </table:table-cell>
          <table:table-cell table:formula="of:=[.E12]-[.E11]" office:value-type="float" office:value="0.730988502502441" calcext:value-type="float">
            <text:p>0.7309885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23782.64735" calcext:value-type="float">
            <text:p>1456023782.64735</text:p>
          </table:table-cell>
          <table:table-cell office:value-type="float" office:value="1456023782.64762" calcext:value-type="float">
            <text:p>1456023782.64762</text:p>
          </table:table-cell>
          <table:table-cell office:value-type="float" office:value="7856" calcext:value-type="float">
            <text:p>7856</text:p>
          </table:table-cell>
          <table:table-cell table:formula="of:=[.B13]-[.B$2]" office:value-type="float" office:value="8.05734348297119" calcext:value-type="float">
            <text:p>8.057343483</text:p>
          </table:table-cell>
          <table:table-cell table:formula="of:=[.D13]/([.E13]-[.E12])" office:value-type="float" office:value="10730.9385889351" calcext:value-type="float">
            <text:p>10730.9385889351</text:p>
          </table:table-cell>
          <table:table-cell table:formula="of:=[.E13]-[.E12]" office:value-type="float" office:value="0.732088804244995" calcext:value-type="float">
            <text:p>0.73208880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23783.38066" calcext:value-type="float">
            <text:p>1456023783.38066</text:p>
          </table:table-cell>
          <table:table-cell office:value-type="float" office:value="1456023783.38109" calcext:value-type="float">
            <text:p>1456023783.38109</text:p>
          </table:table-cell>
          <table:table-cell office:value-type="float" office:value="7440" calcext:value-type="float">
            <text:p>7440</text:p>
          </table:table-cell>
          <table:table-cell table:formula="of:=[.B14]-[.B$2]" office:value-type="float" office:value="8.79065465927124" calcext:value-type="float">
            <text:p>8.7906546593</text:p>
          </table:table-cell>
          <table:table-cell table:formula="of:=[.D14]/([.E14]-[.E13])" office:value-type="float" office:value="10145.761090863" calcext:value-type="float">
            <text:p>10145.761090863</text:p>
          </table:table-cell>
          <table:table-cell table:formula="of:=[.E14]-[.E13]" office:value-type="float" office:value="0.733311176300049" calcext:value-type="float">
            <text:p>0.73331117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23784.11226" calcext:value-type="float">
            <text:p>1456023784.11226</text:p>
          </table:table-cell>
          <table:table-cell office:value-type="float" office:value="1456023784.11254" calcext:value-type="float">
            <text:p>1456023784.11254</text:p>
          </table:table-cell>
          <table:table-cell office:value-type="float" office:value="6688" calcext:value-type="float">
            <text:p>6688</text:p>
          </table:table-cell>
          <table:table-cell table:formula="of:=[.B15]-[.B$2]" office:value-type="float" office:value="9.52225661277771" calcext:value-type="float">
            <text:p>9.5222566128</text:p>
          </table:table-cell>
          <table:table-cell table:formula="of:=[.D15]/([.E15]-[.E14])" office:value-type="float" office:value="9141.58302605032" calcext:value-type="float">
            <text:p>9141.5830260503</text:p>
          </table:table-cell>
          <table:table-cell table:formula="of:=[.E15]-[.E14]" office:value-type="float" office:value="0.73160195350647" calcext:value-type="float">
            <text:p>0.7316019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23784.84445" calcext:value-type="float">
            <text:p>1456023784.84445</text:p>
          </table:table-cell>
          <table:table-cell office:value-type="float" office:value="1456023784.84472" calcext:value-type="float">
            <text:p>1456023784.84472</text:p>
          </table:table-cell>
          <table:table-cell office:value-type="float" office:value="5784" calcext:value-type="float">
            <text:p>5784</text:p>
          </table:table-cell>
          <table:table-cell table:formula="of:=[.B16]-[.B$2]" office:value-type="float" office:value="10.2544424533844" calcext:value-type="float">
            <text:p>10.2544424534</text:p>
          </table:table-cell>
          <table:table-cell table:formula="of:=[.D16]/([.E16]-[.E15])" office:value-type="float" office:value="7899.63378041752" calcext:value-type="float">
            <text:p>7899.6337804175</text:p>
          </table:table-cell>
          <table:table-cell table:formula="of:=[.E16]-[.E15]" office:value-type="float" office:value="0.732185840606689" calcext:value-type="float">
            <text:p>0.7321858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23785.57589" calcext:value-type="float">
            <text:p>1456023785.57589</text:p>
          </table:table-cell>
          <table:table-cell office:value-type="float" office:value="1456023785.57615" calcext:value-type="float">
            <text:p>1456023785.57615</text:p>
          </table:table-cell>
          <table:table-cell office:value-type="float" office:value="4952" calcext:value-type="float">
            <text:p>4952</text:p>
          </table:table-cell>
          <table:table-cell table:formula="of:=[.B17]-[.B$2]" office:value-type="float" office:value="10.9858832359314" calcext:value-type="float">
            <text:p>10.9858832359</text:p>
          </table:table-cell>
          <table:table-cell table:formula="of:=[.D17]/([.E17]-[.E16])" office:value-type="float" office:value="6770.19947227487" calcext:value-type="float">
            <text:p>6770.1994722749</text:p>
          </table:table-cell>
          <table:table-cell table:formula="of:=[.E17]-[.E16]" office:value-type="float" office:value="0.731440782546997" calcext:value-type="float">
            <text:p>0.7314407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23786.30692" calcext:value-type="float">
            <text:p>1456023786.30692</text:p>
          </table:table-cell>
          <table:table-cell office:value-type="float" office:value="1456023786.30719" calcext:value-type="float">
            <text:p>1456023786.30719</text:p>
          </table:table-cell>
          <table:table-cell office:value-type="float" office:value="4416" calcext:value-type="float">
            <text:p>4416</text:p>
          </table:table-cell>
          <table:table-cell table:formula="of:=[.B18]-[.B$2]" office:value-type="float" office:value="11.7169122695923" calcext:value-type="float">
            <text:p>11.7169122696</text:p>
          </table:table-cell>
          <table:table-cell table:formula="of:=[.D18]/([.E18]-[.E17])" office:value-type="float" office:value="6040.79974482724" calcext:value-type="float">
            <text:p>6040.7997448272</text:p>
          </table:table-cell>
          <table:table-cell table:formula="of:=[.E18]-[.E17]" office:value-type="float" office:value="0.731029033660889" calcext:value-type="float">
            <text:p>0.73102903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23787.03884" calcext:value-type="float">
            <text:p>1456023787.03884</text:p>
          </table:table-cell>
          <table:table-cell office:value-type="float" office:value="1456023787.03911" calcext:value-type="float">
            <text:p>1456023787.03911</text:p>
          </table:table-cell>
          <table:table-cell office:value-type="float" office:value="4312" calcext:value-type="float">
            <text:p>4312</text:p>
          </table:table-cell>
          <table:table-cell table:formula="of:=[.B19]-[.B$2]" office:value-type="float" office:value="12.4488310813904" calcext:value-type="float">
            <text:p>12.4488310814</text:p>
          </table:table-cell>
          <table:table-cell table:formula="of:=[.D19]/([.E19]-[.E18])" office:value-type="float" office:value="5891.36381042969" calcext:value-type="float">
            <text:p>5891.3638104297</text:p>
          </table:table-cell>
          <table:table-cell table:formula="of:=[.E19]-[.E18]" office:value-type="float" office:value="0.731918811798096" calcext:value-type="float">
            <text:p>0.7319188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23787.77042" calcext:value-type="float">
            <text:p>1456023787.77042</text:p>
          </table:table-cell>
          <table:table-cell office:value-type="float" office:value="1456023787.77069" calcext:value-type="float">
            <text:p>1456023787.77069</text:p>
          </table:table-cell>
          <table:table-cell office:value-type="float" office:value="4656" calcext:value-type="float">
            <text:p>4656</text:p>
          </table:table-cell>
          <table:table-cell table:formula="of:=[.B20]-[.B$2]" office:value-type="float" office:value="13.1804170608521" calcext:value-type="float">
            <text:p>13.1804170609</text:p>
          </table:table-cell>
          <table:table-cell table:formula="of:=[.D20]/([.E20]-[.E19])" office:value-type="float" office:value="6364.25537217932" calcext:value-type="float">
            <text:p>6364.2553721793</text:p>
          </table:table-cell>
          <table:table-cell table:formula="of:=[.E20]-[.E19]" office:value-type="float" office:value="0.73158597946167" calcext:value-type="float">
            <text:p>0.73158597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23788.50218" calcext:value-type="float">
            <text:p>1456023788.50218</text:p>
          </table:table-cell>
          <table:table-cell office:value-type="float" office:value="1456023788.50247" calcext:value-type="float">
            <text:p>1456023788.50247</text:p>
          </table:table-cell>
          <table:table-cell office:value-type="float" office:value="5368" calcext:value-type="float">
            <text:p>5368</text:p>
          </table:table-cell>
          <table:table-cell table:formula="of:=[.B21]-[.B$2]" office:value-type="float" office:value="13.912172794342" calcext:value-type="float">
            <text:p>13.9121727943</text:p>
          </table:table-cell>
          <table:table-cell table:formula="of:=[.D21]/([.E21]-[.E20])" office:value-type="float" office:value="7335.78126460068" calcext:value-type="float">
            <text:p>7335.7812646007</text:p>
          </table:table-cell>
          <table:table-cell table:formula="of:=[.E21]-[.E20]" office:value-type="float" office:value="0.73175573348999" calcext:value-type="float">
            <text:p>0.7317557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23789.23414" calcext:value-type="float">
            <text:p>1456023789.23414</text:p>
          </table:table-cell>
          <table:table-cell office:value-type="float" office:value="1456023789.23441" calcext:value-type="float">
            <text:p>1456023789.23441</text:p>
          </table:table-cell>
          <table:table-cell office:value-type="float" office:value="6264" calcext:value-type="float">
            <text:p>6264</text:p>
          </table:table-cell>
          <table:table-cell table:formula="of:=[.B22]-[.B$2]" office:value-type="float" office:value="14.6441326141357" calcext:value-type="float">
            <text:p>14.6441326141</text:p>
          </table:table-cell>
          <table:table-cell table:formula="of:=[.D22]/([.E22]-[.E21])" office:value-type="float" office:value="8557.84679788226" calcext:value-type="float">
            <text:p>8557.8467978823</text:p>
          </table:table-cell>
          <table:table-cell table:formula="of:=[.E22]-[.E21]" office:value-type="float" office:value="0.731959819793701" calcext:value-type="float">
            <text:p>0.73195981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23789.96654" calcext:value-type="float">
            <text:p>1456023789.96654</text:p>
          </table:table-cell>
          <table:table-cell office:value-type="float" office:value="1456023789.9668" calcext:value-type="float">
            <text:p>1456023789.9668</text:p>
          </table:table-cell>
          <table:table-cell office:value-type="float" office:value="7120" calcext:value-type="float">
            <text:p>7120</text:p>
          </table:table-cell>
          <table:table-cell table:formula="of:=[.B23]-[.B$2]" office:value-type="float" office:value="15.3765344619751" calcext:value-type="float">
            <text:p>15.376534462</text:p>
          </table:table-cell>
          <table:table-cell table:formula="of:=[.D23]/([.E23]-[.E22])" office:value-type="float" office:value="9721.4391539352" calcext:value-type="float">
            <text:p>9721.4391539352</text:p>
          </table:table-cell>
          <table:table-cell table:formula="of:=[.E23]-[.E22]" office:value-type="float" office:value="0.732401847839356" calcext:value-type="float">
            <text:p>0.73240184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23790.69912" calcext:value-type="float">
            <text:p>1456023790.69912</text:p>
          </table:table-cell>
          <table:table-cell office:value-type="float" office:value="1456023790.69939" calcext:value-type="float">
            <text:p>1456023790.69939</text:p>
          </table:table-cell>
          <table:table-cell office:value-type="float" office:value="7712" calcext:value-type="float">
            <text:p>7712</text:p>
          </table:table-cell>
          <table:table-cell table:formula="of:=[.B24]-[.B$2]" office:value-type="float" office:value="16.1091101169586" calcext:value-type="float">
            <text:p>16.109110117</text:p>
          </table:table-cell>
          <table:table-cell table:formula="of:=[.D24]/([.E24]-[.E23])" office:value-type="float" office:value="10527.2403574119" calcext:value-type="float">
            <text:p>10527.2403574119</text:p>
          </table:table-cell>
          <table:table-cell table:formula="of:=[.E24]-[.E23]" office:value-type="float" office:value="0.732575654983521" calcext:value-type="float">
            <text:p>0.732575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23791.42986" calcext:value-type="float">
            <text:p>1456023791.42986</text:p>
          </table:table-cell>
          <table:table-cell office:value-type="float" office:value="1456023791.43013" calcext:value-type="float">
            <text:p>1456023791.43013</text:p>
          </table:table-cell>
          <table:table-cell office:value-type="float" office:value="7888" calcext:value-type="float">
            <text:p>7888</text:p>
          </table:table-cell>
          <table:table-cell table:formula="of:=[.B25]-[.B$2]" office:value-type="float" office:value="16.8398542404175" calcext:value-type="float">
            <text:p>16.8398542404</text:p>
          </table:table-cell>
          <table:table-cell table:formula="of:=[.D25]/([.E25]-[.E24])" office:value-type="float" office:value="10794.4761329908" calcext:value-type="float">
            <text:p>10794.4761329908</text:p>
          </table:table-cell>
          <table:table-cell table:formula="of:=[.E25]-[.E24]" office:value-type="float" office:value="0.730744123458862" calcext:value-type="float">
            <text:p>0.7307441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23792.16212" calcext:value-type="float">
            <text:p>1456023792.16212</text:p>
          </table:table-cell>
          <table:table-cell office:value-type="float" office:value="1456023792.16239" calcext:value-type="float">
            <text:p>1456023792.16239</text:p>
          </table:table-cell>
          <table:table-cell office:value-type="float" office:value="7608" calcext:value-type="float">
            <text:p>7608</text:p>
          </table:table-cell>
          <table:table-cell table:formula="of:=[.B26]-[.B$2]" office:value-type="float" office:value="17.5721094608307" calcext:value-type="float">
            <text:p>17.5721094608</text:p>
          </table:table-cell>
          <table:table-cell table:formula="of:=[.D26]/([.E26]-[.E25])" office:value-type="float" office:value="10389.8200899228" calcext:value-type="float">
            <text:p>10389.8200899228</text:p>
          </table:table-cell>
          <table:table-cell table:formula="of:=[.E26]-[.E25]" office:value-type="float" office:value="0.732255220413208" calcext:value-type="float">
            <text:p>0.7322552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23792.89379" calcext:value-type="float">
            <text:p>1456023792.89379</text:p>
          </table:table-cell>
          <table:table-cell office:value-type="float" office:value="1456023792.89406" calcext:value-type="float">
            <text:p>1456023792.89406</text:p>
          </table:table-cell>
          <table:table-cell office:value-type="float" office:value="6944" calcext:value-type="float">
            <text:p>6944</text:p>
          </table:table-cell>
          <table:table-cell table:formula="of:=[.B27]-[.B$2]" office:value-type="float" office:value="18.3037831783295" calcext:value-type="float">
            <text:p>18.3037831783</text:p>
          </table:table-cell>
          <table:table-cell table:formula="of:=[.D27]/([.E27]-[.E26])" office:value-type="float" office:value="9490.56913474767" calcext:value-type="float">
            <text:p>9490.5691347477</text:p>
          </table:table-cell>
          <table:table-cell table:formula="of:=[.E27]-[.E26]" office:value-type="float" office:value="0.731673717498779" calcext:value-type="float">
            <text:p>0.73167371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23793.62726" calcext:value-type="float">
            <text:p>1456023793.62726</text:p>
          </table:table-cell>
          <table:table-cell office:value-type="float" office:value="1456023793.62752" calcext:value-type="float">
            <text:p>1456023793.62752</text:p>
          </table:table-cell>
          <table:table-cell office:value-type="float" office:value="6056" calcext:value-type="float">
            <text:p>6056</text:p>
          </table:table-cell>
          <table:table-cell table:formula="of:=[.B28]-[.B$2]" office:value-type="float" office:value="19.0372493267059" calcext:value-type="float">
            <text:p>19.0372493267</text:p>
          </table:table-cell>
          <table:table-cell table:formula="of:=[.D28]/([.E28]-[.E27])" office:value-type="float" office:value="8256.6864379563" calcext:value-type="float">
            <text:p>8256.6864379563</text:p>
          </table:table-cell>
          <table:table-cell table:formula="of:=[.E28]-[.E27]" office:value-type="float" office:value="0.733466148376465" calcext:value-type="float">
            <text:p>0.73346614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23794.35891" calcext:value-type="float">
            <text:p>1456023794.35891</text:p>
          </table:table-cell>
          <table:table-cell office:value-type="float" office:value="1456023794.35919" calcext:value-type="float">
            <text:p>1456023794.35919</text:p>
          </table:table-cell>
          <table:table-cell office:value-type="float" office:value="5176" calcext:value-type="float">
            <text:p>5176</text:p>
          </table:table-cell>
          <table:table-cell table:formula="of:=[.B29]-[.B$2]" office:value-type="float" office:value="19.7689046859741" calcext:value-type="float">
            <text:p>19.768904686</text:p>
          </table:table-cell>
          <table:table-cell table:formula="of:=[.D29]/([.E29]-[.E28])" office:value-type="float" office:value="7074.36901053674" calcext:value-type="float">
            <text:p>7074.3690105368</text:p>
          </table:table-cell>
          <table:table-cell table:formula="of:=[.E29]-[.E28]" office:value-type="float" office:value="0.731655359268189" calcext:value-type="float">
            <text:p>0.73165535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23795.09002" calcext:value-type="float">
            <text:p>1456023795.09002</text:p>
          </table:table-cell>
          <table:table-cell office:value-type="float" office:value="1456023795.09029" calcext:value-type="float">
            <text:p>1456023795.09029</text:p>
          </table:table-cell>
          <table:table-cell office:value-type="float" office:value="4536" calcext:value-type="float">
            <text:p>4536</text:p>
          </table:table-cell>
          <table:table-cell table:formula="of:=[.B30]-[.B$2]" office:value-type="float" office:value="20.5000112056732" calcext:value-type="float">
            <text:p>20.5000112057</text:p>
          </table:table-cell>
          <table:table-cell table:formula="of:=[.D30]/([.E30]-[.E29])" office:value-type="float" office:value="6204.29428240757" calcext:value-type="float">
            <text:p>6204.2942824076</text:p>
          </table:table-cell>
          <table:table-cell table:formula="of:=[.E30]-[.E29]" office:value-type="float" office:value="0.731106519699097" calcext:value-type="float">
            <text:p>0.73110651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23795.82246" calcext:value-type="float">
            <text:p>1456023795.82246</text:p>
          </table:table-cell>
          <table:table-cell office:value-type="float" office:value="1456023795.82276" calcext:value-type="float">
            <text:p>1456023795.82276</text:p>
          </table:table-cell>
          <table:table-cell office:value-type="float" office:value="4296" calcext:value-type="float">
            <text:p>4296</text:p>
          </table:table-cell>
          <table:table-cell table:formula="of:=[.B31]-[.B$2]" office:value-type="float" office:value="21.2324526309967" calcext:value-type="float">
            <text:p>21.232452631</text:p>
          </table:table-cell>
          <table:table-cell table:formula="of:=[.D31]/([.E31]-[.E30])" office:value-type="float" office:value="5865.31543884571" calcext:value-type="float">
            <text:p>5865.3154388457</text:p>
          </table:table-cell>
          <table:table-cell table:formula="of:=[.E31]-[.E30]" office:value-type="float" office:value="0.732441425323486" calcext:value-type="float">
            <text:p>0.7324414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23796.55306" calcext:value-type="float">
            <text:p>1456023796.55306</text:p>
          </table:table-cell>
          <table:table-cell office:value-type="float" office:value="1456023796.55333" calcext:value-type="float">
            <text:p>1456023796.55333</text:p>
          </table:table-cell>
          <table:table-cell office:value-type="float" office:value="4504" calcext:value-type="float">
            <text:p>4504</text:p>
          </table:table-cell>
          <table:table-cell table:formula="of:=[.B32]-[.B$2]" office:value-type="float" office:value="21.963054895401" calcext:value-type="float">
            <text:p>21.9630548954</text:p>
          </table:table-cell>
          <table:table-cell table:formula="of:=[.D32]/([.E32]-[.E31])" office:value-type="float" office:value="6164.77695107115" calcext:value-type="float">
            <text:p>6164.7769510712</text:p>
          </table:table-cell>
          <table:table-cell table:formula="of:=[.E32]-[.E31]" office:value-type="float" office:value="0.730602264404297" calcext:value-type="float">
            <text:p>0.7306022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23797.28422" calcext:value-type="float">
            <text:p>1456023797.28422</text:p>
          </table:table-cell>
          <table:table-cell office:value-type="float" office:value="1456023797.28456" calcext:value-type="float">
            <text:p>1456023797.28456</text:p>
          </table:table-cell>
          <table:table-cell office:value-type="float" office:value="5128" calcext:value-type="float">
            <text:p>5128</text:p>
          </table:table-cell>
          <table:table-cell table:formula="of:=[.B33]-[.B$2]" office:value-type="float" office:value="22.6942183971405" calcext:value-type="float">
            <text:p>22.6942183971</text:p>
          </table:table-cell>
          <table:table-cell table:formula="of:=[.D33]/([.E33]-[.E32])" office:value-type="float" office:value="7013.47918461471" calcext:value-type="float">
            <text:p>7013.4791846147</text:p>
          </table:table-cell>
          <table:table-cell table:formula="of:=[.E33]-[.E32]" office:value-type="float" office:value="0.731163501739502" calcext:value-type="float">
            <text:p>0.7311635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23798.01654" calcext:value-type="float">
            <text:p>1456023798.01654</text:p>
          </table:table-cell>
          <table:table-cell office:value-type="float" office:value="1456023798.01681" calcext:value-type="float">
            <text:p>1456023798.01681</text:p>
          </table:table-cell>
          <table:table-cell office:value-type="float" office:value="5992" calcext:value-type="float">
            <text:p>5992</text:p>
          </table:table-cell>
          <table:table-cell table:formula="of:=[.B34]-[.B$2]" office:value-type="float" office:value="23.4265310764313" calcext:value-type="float">
            <text:p>23.4265310764</text:p>
          </table:table-cell>
          <table:table-cell table:formula="of:=[.D34]/([.E34]-[.E33])" office:value-type="float" office:value="8182.29722009336" calcext:value-type="float">
            <text:p>8182.2972200934</text:p>
          </table:table-cell>
          <table:table-cell table:formula="of:=[.E34]-[.E33]" office:value-type="float" office:value="0.732312679290772" calcext:value-type="float">
            <text:p>0.73231267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23798.74942" calcext:value-type="float">
            <text:p>1456023798.74942</text:p>
          </table:table-cell>
          <table:table-cell office:value-type="float" office:value="1456023798.74969" calcext:value-type="float">
            <text:p>1456023798.74969</text:p>
          </table:table-cell>
          <table:table-cell office:value-type="float" office:value="6880" calcext:value-type="float">
            <text:p>6880</text:p>
          </table:table-cell>
          <table:table-cell table:formula="of:=[.B35]-[.B$2]" office:value-type="float" office:value="24.1594109535217" calcext:value-type="float">
            <text:p>24.1594109535</text:p>
          </table:table-cell>
          <table:table-cell table:formula="of:=[.D35]/([.E35]-[.E34])" office:value-type="float" office:value="9387.62301308329" calcext:value-type="float">
            <text:p>9387.6230130833</text:p>
          </table:table-cell>
          <table:table-cell table:formula="of:=[.E35]-[.E34]" office:value-type="float" office:value="0.732879877090454" calcext:value-type="float">
            <text:p>0.73287987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23799.48115" calcext:value-type="float">
            <text:p>1456023799.48115</text:p>
          </table:table-cell>
          <table:table-cell office:value-type="float" office:value="1456023799.48142" calcext:value-type="float">
            <text:p>1456023799.48142</text:p>
          </table:table-cell>
          <table:table-cell office:value-type="float" office:value="7576" calcext:value-type="float">
            <text:p>7576</text:p>
          </table:table-cell>
          <table:table-cell table:formula="of:=[.B36]-[.B$2]" office:value-type="float" office:value="24.8911426067352" calcext:value-type="float">
            <text:p>24.8911426067</text:p>
          </table:table-cell>
          <table:table-cell table:formula="of:=[.D36]/([.E36]-[.E35])" office:value-type="float" office:value="10353.5223148116" calcext:value-type="float">
            <text:p>10353.5223148116</text:p>
          </table:table-cell>
          <table:table-cell table:formula="of:=[.E36]-[.E35]" office:value-type="float" office:value="0.731731653213501" calcext:value-type="float">
            <text:p>0.73173165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23800.21434" calcext:value-type="float">
            <text:p>1456023800.21434</text:p>
          </table:table-cell>
          <table:table-cell office:value-type="float" office:value="1456023800.21461" calcext:value-type="float">
            <text:p>1456023800.21461</text:p>
          </table:table-cell>
          <table:table-cell office:value-type="float" office:value="7888" calcext:value-type="float">
            <text:p>7888</text:p>
          </table:table-cell>
          <table:table-cell table:formula="of:=[.B37]-[.B$2]" office:value-type="float" office:value="25.6243312358856" calcext:value-type="float">
            <text:p>25.6243312359</text:p>
          </table:table-cell>
          <table:table-cell table:formula="of:=[.D37]/([.E37]-[.E36])" office:value-type="float" office:value="10758.4865427339" calcext:value-type="float">
            <text:p>10758.4865427339</text:p>
          </table:table-cell>
          <table:table-cell table:formula="of:=[.E37]-[.E36]" office:value-type="float" office:value="0.733188629150391" calcext:value-type="float">
            <text:p>0.7331886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23800.94741" calcext:value-type="float">
            <text:p>1456023800.94741</text:p>
          </table:table-cell>
          <table:table-cell office:value-type="float" office:value="1456023800.94768" calcext:value-type="float">
            <text:p>1456023800.94768</text:p>
          </table:table-cell>
          <table:table-cell office:value-type="float" office:value="7736" calcext:value-type="float">
            <text:p>7736</text:p>
          </table:table-cell>
          <table:table-cell table:formula="of:=[.B38]-[.B$2]" office:value-type="float" office:value="26.3573989868164" calcext:value-type="float">
            <text:p>26.3573989868</text:p>
          </table:table-cell>
          <table:table-cell table:formula="of:=[.D38]/([.E38]-[.E37])" office:value-type="float" office:value="10552.912728977" calcext:value-type="float">
            <text:p>10552.912728977</text:p>
          </table:table-cell>
          <table:table-cell table:formula="of:=[.E38]-[.E37]" office:value-type="float" office:value="0.733067750930786" calcext:value-type="float">
            <text:p>0.7330677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23801.67905" calcext:value-type="float">
            <text:p>1456023801.67905</text:p>
          </table:table-cell>
          <table:table-cell office:value-type="float" office:value="1456023801.67932" calcext:value-type="float">
            <text:p>1456023801.67932</text:p>
          </table:table-cell>
          <table:table-cell office:value-type="float" office:value="7168" calcext:value-type="float">
            <text:p>7168</text:p>
          </table:table-cell>
          <table:table-cell table:formula="of:=[.B39]-[.B$2]" office:value-type="float" office:value="27.0890400409698" calcext:value-type="float">
            <text:p>27.089040041</text:p>
          </table:table-cell>
          <table:table-cell table:formula="of:=[.D39]/([.E39]-[.E38])" office:value-type="float" office:value="9797.15389029646" calcext:value-type="float">
            <text:p>9797.1538902965</text:p>
          </table:table-cell>
          <table:table-cell table:formula="of:=[.E39]-[.E38]" office:value-type="float" office:value="0.731641054153442" calcext:value-type="float">
            <text:p>0.73164105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23802.41214" calcext:value-type="float">
            <text:p>1456023802.41214</text:p>
          </table:table-cell>
          <table:table-cell office:value-type="float" office:value="1456023802.41241" calcext:value-type="float">
            <text:p>1456023802.41241</text:p>
          </table:table-cell>
          <table:table-cell office:value-type="float" office:value="6320" calcext:value-type="float">
            <text:p>6320</text:p>
          </table:table-cell>
          <table:table-cell table:formula="of:=[.B40]-[.B$2]" office:value-type="float" office:value="27.8221371173859" calcext:value-type="float">
            <text:p>27.8221371174</text:p>
          </table:table-cell>
          <table:table-cell table:formula="of:=[.D40]/([.E40]-[.E39])" office:value-type="float" office:value="8620.95921988583" calcext:value-type="float">
            <text:p>8620.9592198858</text:p>
          </table:table-cell>
          <table:table-cell table:formula="of:=[.E40]-[.E39]" office:value-type="float" office:value="0.733097076416016" calcext:value-type="float">
            <text:p>0.73309707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23803.14348" calcext:value-type="float">
            <text:p>1456023803.14348</text:p>
          </table:table-cell>
          <table:table-cell office:value-type="float" office:value="1456023803.14377" calcext:value-type="float">
            <text:p>1456023803.14377</text:p>
          </table:table-cell>
          <table:table-cell office:value-type="float" office:value="5424" calcext:value-type="float">
            <text:p>5424</text:p>
          </table:table-cell>
          <table:table-cell table:formula="of:=[.B41]-[.B$2]" office:value-type="float" office:value="28.5534729957581" calcext:value-type="float">
            <text:p>28.5534729958</text:p>
          </table:table-cell>
          <table:table-cell table:formula="of:=[.D41]/([.E41]-[.E40])" office:value-type="float" office:value="7416.56489228006" calcext:value-type="float">
            <text:p>7416.5648922801</text:p>
          </table:table-cell>
          <table:table-cell table:formula="of:=[.E41]-[.E40]" office:value-type="float" office:value="0.731335878372192" calcext:value-type="float">
            <text:p>0.73133587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23803.87416" calcext:value-type="float">
            <text:p>1456023803.87416</text:p>
          </table:table-cell>
          <table:table-cell office:value-type="float" office:value="1456023803.87444" calcext:value-type="float">
            <text:p>1456023803.87444</text:p>
          </table:table-cell>
          <table:table-cell office:value-type="float" office:value="4688" calcext:value-type="float">
            <text:p>4688</text:p>
          </table:table-cell>
          <table:table-cell table:formula="of:=[.B42]-[.B$2]" office:value-type="float" office:value="29.2841546535492" calcext:value-type="float">
            <text:p>29.2841546535</text:p>
          </table:table-cell>
          <table:table-cell table:formula="of:=[.D42]/([.E42]-[.E41])" office:value-type="float" office:value="6415.92675827104" calcext:value-type="float">
            <text:p>6415.926758271</text:p>
          </table:table-cell>
          <table:table-cell table:formula="of:=[.E42]-[.E41]" office:value-type="float" office:value="0.730681657791138" calcext:value-type="float">
            <text:p>0.73068165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23804.60542" calcext:value-type="float">
            <text:p>1456023804.60542</text:p>
          </table:table-cell>
          <table:table-cell office:value-type="float" office:value="1456023804.60582" calcext:value-type="float">
            <text:p>1456023804.60582</text:p>
          </table:table-cell>
          <table:table-cell office:value-type="float" office:value="4320" calcext:value-type="float">
            <text:p>4320</text:p>
          </table:table-cell>
          <table:table-cell table:formula="of:=[.B43]-[.B$2]" office:value-type="float" office:value="30.0154185295105" calcext:value-type="float">
            <text:p>30.0154185295</text:p>
          </table:table-cell>
          <table:table-cell table:formula="of:=[.D43]/([.E43]-[.E42])" office:value-type="float" office:value="5907.58020737866" calcext:value-type="float">
            <text:p>5907.5802073787</text:p>
          </table:table-cell>
          <table:table-cell table:formula="of:=[.E43]-[.E42]" office:value-type="float" office:value="0.731263875961304" calcext:value-type="float">
            <text:p>0.731263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23805.33757" calcext:value-type="float">
            <text:p>1456023805.33757</text:p>
          </table:table-cell>
          <table:table-cell office:value-type="float" office:value="1456023805.33788" calcext:value-type="float">
            <text:p>1456023805.33788</text:p>
          </table:table-cell>
          <table:table-cell office:value-type="float" office:value="4400" calcext:value-type="float">
            <text:p>4400</text:p>
          </table:table-cell>
          <table:table-cell table:formula="of:=[.B44]-[.B$2]" office:value-type="float" office:value="30.7475643157959" calcext:value-type="float">
            <text:p>30.7475643158</text:p>
          </table:table-cell>
          <table:table-cell table:formula="of:=[.D44]/([.E44]-[.E43])" office:value-type="float" office:value="6009.73205394481" calcext:value-type="float">
            <text:p>6009.7320539448</text:p>
          </table:table-cell>
          <table:table-cell table:formula="of:=[.E44]-[.E43]" office:value-type="float" office:value="0.7321457862854" calcext:value-type="float">
            <text:p>0.73214578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23806.0701" calcext:value-type="float">
            <text:p>1456023806.0701</text:p>
          </table:table-cell>
          <table:table-cell office:value-type="float" office:value="1456023806.07037" calcext:value-type="float">
            <text:p>1456023806.07037</text:p>
          </table:table-cell>
          <table:table-cell office:value-type="float" office:value="4912" calcext:value-type="float">
            <text:p>4912</text:p>
          </table:table-cell>
          <table:table-cell table:formula="of:=[.B45]-[.B$2]" office:value-type="float" office:value="31.4800937175751" calcext:value-type="float">
            <text:p>31.4800937176</text:p>
          </table:table-cell>
          <table:table-cell table:formula="of:=[.D45]/([.E45]-[.E44])" office:value-type="float" office:value="6705.53289474755" calcext:value-type="float">
            <text:p>6705.5328947476</text:p>
          </table:table-cell>
          <table:table-cell table:formula="of:=[.E45]-[.E44]" office:value-type="float" office:value="0.732529401779175" calcext:value-type="float">
            <text:p>0.7325294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23806.80319" calcext:value-type="float">
            <text:p>1456023806.80319</text:p>
          </table:table-cell>
          <table:table-cell office:value-type="float" office:value="1456023806.80347" calcext:value-type="float">
            <text:p>1456023806.80347</text:p>
          </table:table-cell>
          <table:table-cell office:value-type="float" office:value="5728" calcext:value-type="float">
            <text:p>5728</text:p>
          </table:table-cell>
          <table:table-cell table:formula="of:=[.B46]-[.B$2]" office:value-type="float" office:value="32.2131872177124" calcext:value-type="float">
            <text:p>32.2131872177</text:p>
          </table:table-cell>
          <table:table-cell table:formula="of:=[.D46]/([.E46]-[.E45])" office:value-type="float" office:value="7813.46444747769" calcext:value-type="float">
            <text:p>7813.4644474777</text:p>
          </table:table-cell>
          <table:table-cell table:formula="of:=[.E46]-[.E45]" office:value-type="float" office:value="0.733093500137329" calcext:value-type="float">
            <text:p>0.7330935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23807.53535" calcext:value-type="float">
            <text:p>1456023807.53535</text:p>
          </table:table-cell>
          <table:table-cell office:value-type="float" office:value="1456023807.53572" calcext:value-type="float">
            <text:p>1456023807.53572</text:p>
          </table:table-cell>
          <table:table-cell office:value-type="float" office:value="6632" calcext:value-type="float">
            <text:p>6632</text:p>
          </table:table-cell>
          <table:table-cell table:formula="of:=[.B47]-[.B$2]" office:value-type="float" office:value="32.9453413486481" calcext:value-type="float">
            <text:p>32.9453413486</text:p>
          </table:table-cell>
          <table:table-cell table:formula="of:=[.D47]/([.E47]-[.E46])" office:value-type="float" office:value="9058.20198203966" calcext:value-type="float">
            <text:p>9058.2019820397</text:p>
          </table:table-cell>
          <table:table-cell table:formula="of:=[.E47]-[.E46]" office:value-type="float" office:value="0.732154130935669" calcext:value-type="float">
            <text:p>0.73215413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23808.26713" calcext:value-type="float">
            <text:p>1456023808.26713</text:p>
          </table:table-cell>
          <table:table-cell office:value-type="float" office:value="1456023808.2674" calcext:value-type="float">
            <text:p>1456023808.2674</text:p>
          </table:table-cell>
          <table:table-cell office:value-type="float" office:value="7408" calcext:value-type="float">
            <text:p>7408</text:p>
          </table:table-cell>
          <table:table-cell table:formula="of:=[.B48]-[.B$2]" office:value-type="float" office:value="33.6771218776703" calcext:value-type="float">
            <text:p>33.6771218777</text:p>
          </table:table-cell>
          <table:table-cell table:formula="of:=[.D48]/([.E48]-[.E47])" office:value-type="float" office:value="10123.253771043" calcext:value-type="float">
            <text:p>10123.253771043</text:p>
          </table:table-cell>
          <table:table-cell table:formula="of:=[.E48]-[.E47]" office:value-type="float" office:value="0.731780529022217" calcext:value-type="float">
            <text:p>0.7317805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23808.99912" calcext:value-type="float">
            <text:p>1456023808.99912</text:p>
          </table:table-cell>
          <table:table-cell office:value-type="float" office:value="1456023808.99939" calcext:value-type="float">
            <text:p>1456023808.99939</text:p>
          </table:table-cell>
          <table:table-cell office:value-type="float" office:value="7840" calcext:value-type="float">
            <text:p>7840</text:p>
          </table:table-cell>
          <table:table-cell table:formula="of:=[.B49]-[.B$2]" office:value-type="float" office:value="34.4091114997864" calcext:value-type="float">
            <text:p>34.4091114998</text:p>
          </table:table-cell>
          <table:table-cell table:formula="of:=[.D49]/([.E49]-[.E48])" office:value-type="float" office:value="10710.5343615877" calcext:value-type="float">
            <text:p>10710.5343615877</text:p>
          </table:table-cell>
          <table:table-cell table:formula="of:=[.E49]-[.E48]" office:value-type="float" office:value="0.731989622116089" calcext:value-type="float">
            <text:p>0.73198962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23809.73085" calcext:value-type="float">
            <text:p>1456023809.73085</text:p>
          </table:table-cell>
          <table:table-cell office:value-type="float" office:value="1456023809.73112" calcext:value-type="float">
            <text:p>1456023809.73112</text:p>
          </table:table-cell>
          <table:table-cell office:value-type="float" office:value="7824" calcext:value-type="float">
            <text:p>7824</text:p>
          </table:table-cell>
          <table:table-cell table:formula="of:=[.B50]-[.B$2]" office:value-type="float" office:value="35.1408469676971" calcext:value-type="float">
            <text:p>35.1408469677</text:p>
          </table:table-cell>
          <table:table-cell table:formula="of:=[.D50]/([.E50]-[.E49])" office:value-type="float" office:value="10692.3886337489" calcext:value-type="float">
            <text:p>10692.3886337489</text:p>
          </table:table-cell>
          <table:table-cell table:formula="of:=[.E50]-[.E49]" office:value-type="float" office:value="0.731735467910767" calcext:value-type="float">
            <text:p>0.73173546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23810.46182" calcext:value-type="float">
            <text:p>1456023810.46182</text:p>
          </table:table-cell>
          <table:table-cell office:value-type="float" office:value="1456023810.46211" calcext:value-type="float">
            <text:p>1456023810.46211</text:p>
          </table:table-cell>
          <table:table-cell office:value-type="float" office:value="7376" calcext:value-type="float">
            <text:p>7376</text:p>
          </table:table-cell>
          <table:table-cell table:formula="of:=[.B51]-[.B$2]" office:value-type="float" office:value="35.8718106746674" calcext:value-type="float">
            <text:p>35.8718106747</text:p>
          </table:table-cell>
          <table:table-cell table:formula="of:=[.D51]/([.E51]-[.E50])" office:value-type="float" office:value="10090.7882698758" calcext:value-type="float">
            <text:p>10090.7882698758</text:p>
          </table:table-cell>
          <table:table-cell table:formula="of:=[.E51]-[.E50]" office:value-type="float" office:value="0.730963706970215" calcext:value-type="float">
            <text:p>0.730963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23811.19493" calcext:value-type="float">
            <text:p>1456023811.19493</text:p>
          </table:table-cell>
          <table:table-cell office:value-type="float" office:value="1456023811.19521" calcext:value-type="float">
            <text:p>1456023811.19521</text:p>
          </table:table-cell>
          <table:table-cell office:value-type="float" office:value="6592" calcext:value-type="float">
            <text:p>6592</text:p>
          </table:table-cell>
          <table:table-cell table:formula="of:=[.B52]-[.B$2]" office:value-type="float" office:value="36.6049222946167" calcext:value-type="float">
            <text:p>36.6049222946</text:p>
          </table:table-cell>
          <table:table-cell table:formula="of:=[.D52]/([.E52]-[.E51])" office:value-type="float" office:value="8991.80946068693" calcext:value-type="float">
            <text:p>8991.8094606869</text:p>
          </table:table-cell>
          <table:table-cell table:formula="of:=[.E52]-[.E51]" office:value-type="float" office:value="0.733111619949341" calcext:value-type="float">
            <text:p>0.73311161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23811.9274" calcext:value-type="float">
            <text:p>1456023811.9274</text:p>
          </table:table-cell>
          <table:table-cell office:value-type="float" office:value="1456023811.92778" calcext:value-type="float">
            <text:p>1456023811.92778</text:p>
          </table:table-cell>
          <table:table-cell office:value-type="float" office:value="5680" calcext:value-type="float">
            <text:p>5680</text:p>
          </table:table-cell>
          <table:table-cell table:formula="of:=[.B53]-[.B$2]" office:value-type="float" office:value="37.3373966217041" calcext:value-type="float">
            <text:p>37.3373966217</text:p>
          </table:table-cell>
          <table:table-cell table:formula="of:=[.D53]/([.E53]-[.E52])" office:value-type="float" office:value="7754.53799532586" calcext:value-type="float">
            <text:p>7754.5379953259</text:p>
          </table:table-cell>
          <table:table-cell table:formula="of:=[.E53]-[.E52]" office:value-type="float" office:value="0.732474327087402" calcext:value-type="float">
            <text:p>0.73247432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23812.65858" calcext:value-type="float">
            <text:p>1456023812.65858</text:p>
          </table:table-cell>
          <table:table-cell office:value-type="float" office:value="1456023812.65906" calcext:value-type="float">
            <text:p>1456023812.65906</text:p>
          </table:table-cell>
          <table:table-cell office:value-type="float" office:value="4880" calcext:value-type="float">
            <text:p>4880</text:p>
          </table:table-cell>
          <table:table-cell table:formula="of:=[.B54]-[.B$2]" office:value-type="float" office:value="38.0685715675354" calcext:value-type="float">
            <text:p>38.0685715675</text:p>
          </table:table-cell>
          <table:table-cell table:formula="of:=[.D54]/([.E54]-[.E53])" office:value-type="float" office:value="6674.18930014315" calcext:value-type="float">
            <text:p>6674.1893001432</text:p>
          </table:table-cell>
          <table:table-cell table:formula="of:=[.E54]-[.E53]" office:value-type="float" office:value="0.731174945831299" calcext:value-type="float">
            <text:p>0.7311749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1:23:18.776004727</dc:date>
    <meta:editing-duration>PT33S</meta:editing-duration>
    <meta:editing-cycles>1</meta:editing-cycles>
    <meta:document-statistic meta:table-count="1" meta:cell-count="374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'relay1.comm.sub.network'.E2:'relay1.comm.sub.network'.F54" svg:x="0.32cm" svg:y="0.18cm" svg:width="12.534cm" svg:height="8.64cm">
          <chartooo:coordinate-region svg:x="1.312cm" svg:y="0.379cm" svg:width="11.1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lay1.comm.sub.network'.F2:'relay1.comm.sub.network'.F54" chart:class="chart:scatter">
            <chart:domain table:cell-range-address="'relay1.comm.sub.network'.E2:'relay1.comm.sub.network'.E54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54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454984664917">
                <text:p>0.739454984664917</text:p>
              </table:table-cell>
              <table:table-cell office:value-type="float" office:value="8687.47947234547">
                <text:p>8687.47947234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161507606506">
                <text:p>1.47161507606506</text:p>
              </table:table-cell>
              <table:table-cell office:value-type="float" office:value="7539.334723153">
                <text:p>7539.334723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271730422974">
                <text:p>2.20271730422974</text:p>
              </table:table-cell>
              <table:table-cell office:value-type="float" office:value="6510.7174026118">
                <text:p>6510.7174026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352460861206">
                <text:p>2.93352460861206</text:p>
              </table:table-cell>
              <table:table-cell office:value-type="float" office:value="5933.16456198364">
                <text:p>5933.16456198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55213928223">
                <text:p>3.66555213928223</text:p>
              </table:table-cell>
              <table:table-cell office:value-type="float" office:value="5966.98869508518">
                <text:p>5966.98869508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9710164070129">
                <text:p>4.39710164070129</text:p>
              </table:table-cell>
              <table:table-cell office:value-type="float" office:value="6605.15794300568">
                <text:p>6605.15794300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2881350517273">
                <text:p>5.12881350517273</text:p>
              </table:table-cell>
              <table:table-cell office:value-type="float" office:value="7686.08556602071">
                <text:p>7686.08556602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6246681213379">
                <text:p>5.86246681213379</text:p>
              </table:table-cell>
              <table:table-cell office:value-type="float" office:value="8908.8400992472">
                <text:p>8908.8400992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426617622376">
                <text:p>6.59426617622376</text:p>
              </table:table-cell>
              <table:table-cell office:value-type="float" office:value="10013.6736373265">
                <text:p>10013.6736373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252546787262">
                <text:p>7.3252546787262</text:p>
              </table:table-cell>
              <table:table-cell office:value-type="float" office:value="10681.426552224">
                <text:p>10681.426552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5734348297119">
                <text:p>8.05734348297119</text:p>
              </table:table-cell>
              <table:table-cell office:value-type="float" office:value="10730.9385889351">
                <text:p>10730.9385889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9065465927124">
                <text:p>8.79065465927124</text:p>
              </table:table-cell>
              <table:table-cell office:value-type="float" office:value="10145.761090863">
                <text:p>10145.761090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2225661277771">
                <text:p>9.52225661277771</text:p>
              </table:table-cell>
              <table:table-cell office:value-type="float" office:value="9141.58302605032">
                <text:p>9141.58302605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544424533844">
                <text:p>10.2544424533844</text:p>
              </table:table-cell>
              <table:table-cell office:value-type="float" office:value="7899.63378041752">
                <text:p>7899.63378041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858832359314">
                <text:p>10.9858832359314</text:p>
              </table:table-cell>
              <table:table-cell office:value-type="float" office:value="6770.19947227487">
                <text:p>6770.19947227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169122695923">
                <text:p>11.7169122695923</text:p>
              </table:table-cell>
              <table:table-cell office:value-type="float" office:value="6040.79974482724">
                <text:p>6040.79974482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4488310813904">
                <text:p>12.4488310813904</text:p>
              </table:table-cell>
              <table:table-cell office:value-type="float" office:value="5891.36381042969">
                <text:p>5891.36381042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1804170608521">
                <text:p>13.1804170608521</text:p>
              </table:table-cell>
              <table:table-cell office:value-type="float" office:value="6364.25537217932">
                <text:p>6364.2553721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12172794342">
                <text:p>13.912172794342</text:p>
              </table:table-cell>
              <table:table-cell office:value-type="float" office:value="7335.78126460068">
                <text:p>7335.78126460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6441326141357">
                <text:p>14.6441326141357</text:p>
              </table:table-cell>
              <table:table-cell office:value-type="float" office:value="8557.84679788226">
                <text:p>8557.84679788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3765344619751">
                <text:p>15.3765344619751</text:p>
              </table:table-cell>
              <table:table-cell office:value-type="float" office:value="9721.4391539352">
                <text:p>9721.4391539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1091101169586">
                <text:p>16.1091101169586</text:p>
              </table:table-cell>
              <table:table-cell office:value-type="float" office:value="10527.2403574119">
                <text:p>10527.2403574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8398542404175">
                <text:p>16.8398542404175</text:p>
              </table:table-cell>
              <table:table-cell office:value-type="float" office:value="10794.4761329908">
                <text:p>10794.47613299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5721094608307">
                <text:p>17.5721094608307</text:p>
              </table:table-cell>
              <table:table-cell office:value-type="float" office:value="10389.8200899228">
                <text:p>10389.8200899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3037831783295">
                <text:p>18.3037831783295</text:p>
              </table:table-cell>
              <table:table-cell office:value-type="float" office:value="9490.56913474767">
                <text:p>9490.56913474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0372493267059">
                <text:p>19.0372493267059</text:p>
              </table:table-cell>
              <table:table-cell office:value-type="float" office:value="8256.6864379563">
                <text:p>8256.6864379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7689046859741">
                <text:p>19.7689046859741</text:p>
              </table:table-cell>
              <table:table-cell office:value-type="float" office:value="7074.36901053674">
                <text:p>7074.36901053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5000112056732">
                <text:p>20.5000112056732</text:p>
              </table:table-cell>
              <table:table-cell office:value-type="float" office:value="6204.29428240757">
                <text:p>6204.29428240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2324526309967">
                <text:p>21.2324526309967</text:p>
              </table:table-cell>
              <table:table-cell office:value-type="float" office:value="5865.31543884571">
                <text:p>5865.31543884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963054895401">
                <text:p>21.963054895401</text:p>
              </table:table-cell>
              <table:table-cell office:value-type="float" office:value="6164.77695107115">
                <text:p>6164.77695107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6942183971405">
                <text:p>22.6942183971405</text:p>
              </table:table-cell>
              <table:table-cell office:value-type="float" office:value="7013.47918461471">
                <text:p>7013.47918461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4265310764313">
                <text:p>23.4265310764313</text:p>
              </table:table-cell>
              <table:table-cell office:value-type="float" office:value="8182.29722009336">
                <text:p>8182.29722009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594109535217">
                <text:p>24.1594109535217</text:p>
              </table:table-cell>
              <table:table-cell office:value-type="float" office:value="9387.62301308329">
                <text:p>9387.62301308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8911426067352">
                <text:p>24.8911426067352</text:p>
              </table:table-cell>
              <table:table-cell office:value-type="float" office:value="10353.5223148116">
                <text:p>10353.5223148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6243312358856">
                <text:p>25.6243312358856</text:p>
              </table:table-cell>
              <table:table-cell office:value-type="float" office:value="10758.4865427339">
                <text:p>10758.4865427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3573989868164">
                <text:p>26.3573989868164</text:p>
              </table:table-cell>
              <table:table-cell office:value-type="float" office:value="10552.912728977">
                <text:p>10552.912728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0890400409698">
                <text:p>27.0890400409698</text:p>
              </table:table-cell>
              <table:table-cell office:value-type="float" office:value="9797.15389029646">
                <text:p>9797.153890296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8221371173859">
                <text:p>27.8221371173859</text:p>
              </table:table-cell>
              <table:table-cell office:value-type="float" office:value="8620.95921988583">
                <text:p>8620.95921988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534729957581">
                <text:p>28.5534729957581</text:p>
              </table:table-cell>
              <table:table-cell office:value-type="float" office:value="7416.56489228006">
                <text:p>7416.56489228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2841546535492">
                <text:p>29.2841546535492</text:p>
              </table:table-cell>
              <table:table-cell office:value-type="float" office:value="6415.92675827104">
                <text:p>6415.92675827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0154185295105">
                <text:p>30.0154185295105</text:p>
              </table:table-cell>
              <table:table-cell office:value-type="float" office:value="5907.58020737866">
                <text:p>5907.58020737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7475643157959">
                <text:p>30.7475643157959</text:p>
              </table:table-cell>
              <table:table-cell office:value-type="float" office:value="6009.73205394481">
                <text:p>6009.732053944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4800937175751">
                <text:p>31.4800937175751</text:p>
              </table:table-cell>
              <table:table-cell office:value-type="float" office:value="6705.53289474755">
                <text:p>6705.53289474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2131872177124">
                <text:p>32.2131872177124</text:p>
              </table:table-cell>
              <table:table-cell office:value-type="float" office:value="7813.46444747769">
                <text:p>7813.46444747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9453413486481">
                <text:p>32.9453413486481</text:p>
              </table:table-cell>
              <table:table-cell office:value-type="float" office:value="9058.20198203966">
                <text:p>9058.20198203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6771218776703">
                <text:p>33.6771218776703</text:p>
              </table:table-cell>
              <table:table-cell office:value-type="float" office:value="10123.253771043">
                <text:p>10123.253771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4091114997864">
                <text:p>34.4091114997864</text:p>
              </table:table-cell>
              <table:table-cell office:value-type="float" office:value="10710.5343615877">
                <text:p>10710.5343615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1408469676971">
                <text:p>35.1408469676971</text:p>
              </table:table-cell>
              <table:table-cell office:value-type="float" office:value="10692.3886337489">
                <text:p>10692.3886337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.8718106746674">
                <text:p>35.8718106746674</text:p>
              </table:table-cell>
              <table:table-cell office:value-type="float" office:value="10090.7882698758">
                <text:p>10090.7882698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6049222946167">
                <text:p>36.6049222946167</text:p>
              </table:table-cell>
              <table:table-cell office:value-type="float" office:value="8991.80946068693">
                <text:p>8991.80946068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3373966217041">
                <text:p>37.3373966217041</text:p>
              </table:table-cell>
              <table:table-cell office:value-type="float" office:value="7754.53799532586">
                <text:p>7754.53799532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.0685715675354">
                <text:p>38.0685715675354</text:p>
              </table:table-cell>
              <table:table-cell office:value-type="float" office:value="6674.18930014315">
                <text:p>6674.18930014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